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askWrapper.DefaultTaskWrapp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askWrapper.initialize( String taskId , Publication publication , String webappUrl , Parameters _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TaskWrapper.setNotifying( NamespaceMap notification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askWrapper.restore( NamespaceHelper helper , Elemen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TaskWrapper.getWrapper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skWrapper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faultTaskWrapper.extractTaskParameters( Parameters _parameters , Publication publication , 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TaskWrapper.getTask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skWrappe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skWrapper.DefaultTaskWrapper( Map _parameters , ServiceManager mana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TaskWrapper.setWorkflowAware( String eventName , Identity identity , Role [ ]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askWrapper.DefaultTaskWrapper( NamespaceHelper helper , Ele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askWrapper.save( NamespaceHelper 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TaskWrapper.getParamet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